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769" officeooo:paragraph-rsid="00008769"/>
    </style:style>
    <style:style style:name="P2" style:family="paragraph" style:parent-style-name="Standard">
      <style:text-properties officeooo:rsid="00036016" officeooo:paragraph-rsid="00036016"/>
    </style:style>
    <style:style style:name="P3" style:family="paragraph" style:parent-style-name="Standard" style:list-style-name="L1">
      <style:text-properties officeooo:rsid="00008769" officeooo:paragraph-rsid="00008769"/>
    </style:style>
    <style:style style:name="P4" style:family="paragraph" style:parent-style-name="Standard">
      <style:text-properties officeooo:rsid="00036016" officeooo:paragraph-rsid="00036016"/>
    </style:style>
    <style:style style:name="P5" style:family="paragraph" style:parent-style-name="Standard">
      <style:text-properties officeooo:rsid="00041d01" officeooo:paragraph-rsid="00041d01"/>
    </style:style>
    <style:style style:name="P6" style:family="paragraph" style:parent-style-name="Standard">
      <style:text-properties officeooo:paragraph-rsid="00041d01"/>
    </style:style>
    <style:style style:name="T1" style:family="text">
      <style:text-properties officeooo:rsid="00041d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/9/2021:</text:p>
      <text:p text:style-name="P2"><text:tab/>Purity: relic that drastically reduces unit production time and cost but only allows the basic foot solider to be produced</text:p>
      <text:p text:style-name="P2"><text:tab/>Combustion: relic that spawns units on fire, but they move faster. Units that die on fire explode</text:p>
      <text:p text:style-name="P2"><text:tab/>Swarms: Units have their size, spawn time, attack damage, and production cost reduced</text:p>
      <text:p text:style-name="P2"><text:tab/>Chaos: Users can no longer choose what units to spawn, but spawning a unit always costs the same.</text:p>
      <text:p text:style-name="P2"><text:tab/>Maybe a structure that slowly completes the level by itself</text:p>
      <text:p text:style-name="P2"/>
      <text:p text:style-name="P5">FINAL TODO: </text:p>
      <text:p text:style-name="P6"><text:span text:style-name="T1"><text:tab/>Create an interface that allows the user to develop units and buildings with keyboard controls instead of manually clicking buttons on the window. </text:span></text:p>
      <text:p text:style-name="P2"><text:tab/></text:p>
      <text:p text:style-name="P1"/>
      <text:p text:style-name="P1">Naturally Spawning:</text:p>
      <text:list xml:id="list1672516428" text:style-name="L1">
        <text:list-item>
          <text:p text:style-name="P3">Structure that teleports units back to base (Maybe also teleport enemies as a downside?)</text:p>
        </text:list-item>
        <text:list-item>
          <text:p text:style-name="P3">Shrine of the Wood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3-09T19:51:17.073000000</dc:date>
    <meta:editing-duration>P1DT4H36M22S</meta:editing-duration>
    <meta:editing-cycles>3</meta:editing-cycles>
    <meta:document-statistic meta:table-count="0" meta:image-count="0" meta:object-count="0" meta:page-count="1" meta:paragraph-count="12" meta:word-count="126" meta:character-count="763" meta:non-whitespace-character-count="641"/>
  </office:meta>
</office:document-meta>
</file>